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c17a" officeooo:paragraph-rsid="001dc17a"/>
    </style:style>
    <style:style style:name="P2" style:family="paragraph" style:parent-style-name="Standard">
      <style:text-properties fo:font-weight="bold" officeooo:rsid="001dc17a" officeooo:paragraph-rsid="001dc17a" style:font-weight-asian="bold" style:font-weight-complex="bold"/>
    </style:style>
    <style:style style:name="P3" style:family="paragraph" style:parent-style-name="Standard" style:list-style-name="L1">
      <style:text-properties officeooo:rsid="001dc17a" officeooo:paragraph-rsid="001dc17a"/>
    </style:style>
    <style:style style:name="T1" style:family="text">
      <style:text-properties officeooo:rsid="001e95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apers </text:span>Accepted:</text:p>
      <text:p text:style-name="P1"/>
      <text:list xml:id="list4078651700" text:style-name="L1">
        <text:list-item>
          <text:p text:style-name="P3">Camilli, M., Guerriero, A., Janes, A., Russo, B., &amp; Russo, S. (2022). Microservices Integrated Performance and Reliability Testing. 2022 IEEE/ACM International Conference on Automation of Software Test (AST), 29–39. IEEE.</text:p>
        </text:list-item>
      </text:list>
      <text:p text:style-name="P1"/>
      <text:list xml:id="list104158172766714" text:continue-numbering="true" text:style-name="L1">
        <text:list-item>
          <text:p text:style-name="P3">Pietrantuono, R., Russo, S., &amp; Guerriero, A. (2020). Testing microservice architectures for operational reliability. Software Testing, Verification and Reliability, 30(2), e1725.</text:p>
          <text:p text:style-name="P3"/>
        </text:list-item>
        <text:list-item>
          <text:p text:style-name="P3">Gazzola, L., Mariani, L., Orrú, M., Pezze, M., &amp; Tappler, M. (2022). Testing Software in Production Environments with Data from the Field. 2022 IEEE Conference on Software Testing, Verification and Validation (ICST), 58–69. IEEE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15:11:40.149786204</meta:creation-date>
    <dc:date>2022-11-16T10:41:57.211998768</dc:date>
    <meta:editing-duration>PT2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94" meta:character-count="649" meta:non-whitespace-character-count="566"/>
  </office:meta>
</office:document-meta>
</file>